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left="0.2083in" fo:margin-right="0.2083in" fo:margin-top="0in" fo:margin-bottom="0in" fo:text-align="start" style:justify-single-word="false" fo:text-indent="0in" style:auto-text-indent="false" fo:padding="0.0626in" fo:border="0.0008in solid #000000" style:writing-mode="lr-tb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1">
      <style:paragraph-properties fo:margin-top="0in" fo:margin-bottom="0in"/>
      <style:text-properties officeooo:paragraph-rsid="000e2967"/>
    </style:style>
    <style:style style:name="P4" style:family="paragraph" style:parent-style-name="Text_20_body" style:list-style-name="L1">
      <style:paragraph-properties fo:margin-top="0in" fo:margin-bottom="0in"/>
      <style:text-properties officeooo:paragraph-rsid="000fb95c"/>
    </style:style>
    <style:style style:name="P5" style:family="paragraph" style:parent-style-name="Text_20_body" style:list-style-name="L1">
      <style:paragraph-properties fo:margin-top="0in" fo:margin-bottom="0in"/>
      <style:text-properties officeooo:paragraph-rsid="0010abcb"/>
    </style:style>
    <style:style style:name="P6" style:family="paragraph" style:parent-style-name="Text_20_body" style:list-style-name="L1">
      <style:paragraph-properties fo:margin-left="0.2083in" fo:margin-right="0.2083in" fo:margin-top="0in" fo:margin-bottom="0.0209in" fo:text-indent="0in" style:auto-text-indent="false"/>
    </style:style>
    <style:style style:name="P7" style:family="paragraph" style:parent-style-name="Text_20_body" style:list-style-name="L1">
      <style:paragraph-properties fo:margin-left="0.2083in" fo:margin-right="0.2083in" fo:margin-top="0in" fo:margin-bottom="0in" fo:text-indent="0in" style:auto-text-indent="false"/>
    </style:style>
    <style:style style:name="P8" style:family="paragraph" style:parent-style-name="Text_20_body" style:list-style-name="L1">
      <style:paragraph-properties fo:margin-left="0.2083in" fo:margin-right="0.2083in" fo:margin-top="0in" fo:margin-bottom="0in" fo:text-indent="0in" style:auto-text-indent="false"/>
      <style:text-properties officeooo:paragraph-rsid="000fb95c"/>
    </style:style>
    <style:style style:name="P9" style:family="paragraph" style:parent-style-name="Text_20_body" style:list-style-name="L1">
      <style:paragraph-properties fo:margin-left="0.2083in" fo:margin-right="0.2083in" fo:margin-top="0in" fo:margin-bottom="0in" fo:text-indent="0in" style:auto-text-indent="false"/>
      <style:text-properties officeooo:paragraph-rsid="0010abcb"/>
    </style:style>
    <style:style style:name="P10" style:family="paragraph" style:parent-style-name="Text_20_body" style:list-style-name="L1">
      <style:paragraph-properties fo:margin-left="0.2083in" fo:margin-right="0.2083in" fo:text-indent="0in" style:auto-text-indent="false"/>
      <style:text-properties officeooo:paragraph-rsid="0010abcb"/>
    </style:style>
    <style:style style:name="P11" style:family="paragraph" style:parent-style-name="Text_20_body" style:list-style-name="L1">
      <style:paragraph-properties fo:margin-left="0in" fo:margin-right="0.2083in" fo:margin-top="0in" fo:margin-bottom="0in" fo:text-indent="0in" style:auto-text-indent="false"/>
    </style:style>
    <style:style style:name="P12" style:family="paragraph" style:parent-style-name="Standard">
      <style:paragraph-properties fo:margin-top="0in" fo:margin-bottom="0.1965in"/>
      <style:text-properties officeooo:paragraph-rsid="000e2967"/>
    </style:style>
    <style:style style:name="T1" style:family="text">
      <style:text-properties fo:font-weight="bold" officeooo:rsid="000e2967"/>
    </style:style>
    <style:style style:name="T2" style:family="text">
      <style:text-properties fo:font-style="italic"/>
    </style:style>
    <style:style style:name="T3" style:family="text">
      <style:text-properties officeooo:rsid="000e2967"/>
    </style:style>
    <style:style style:name="T4" style:family="text">
      <style:text-properties officeooo:rsid="000fb95c"/>
    </style:style>
    <style:style style:name="T5" style:family="text">
      <style:text-properties officeooo:rsid="0010abcb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Lab 9 安裝 Cuda 說明</text:span></text:p>
      <text:list xml:id="list415272860" text:style-name="L1">
        <text:list-item>
          <text:p text:style-name="P5"><text:span text:style-name="T3">下載</text:span> <text:span text:style-name="T3">3.2 版的 </text:span>Nvidia driver 和 CUDA <text:span text:style-name="T3">toolkit</text:span>:</text:p>
          <text:list>
            <text:list-item>
              <text:p text:style-name="P2">到 Nvidia's <text:span text:style-name="T3">首頁</text:span> <text:a xlink:type="simple" xlink:href="http://developer.nvidia.com/cuda-toolkit-32-downloads#Linux">http://developer.nvidia.com/cuda-toolkit-32-downloads#Linux</text:a>, 前往 <text:span text:style-name="T3">Linux 部份</text:span>.</text:p>
            </text:list-item>
            <text:list-item>
              <text:p text:style-name="P2">下載以下的檔案：</text:p>
              <text:list>
                <text:list-item>
                  <text:p text:style-name="P2">"Developer Drivers for Linux (260.40)" (32 bit).</text:p>
                </text:list-item>
                <text:list-item>
                  <text:p text:style-name="P2">"CUDA Toolkit for Ubuntu Linux 10.04" (32 bit).</text:p>
                </text:list-item>
                <text:list-item>
                  <text:p text:style-name="P2">"GPU Computing SDK code samples". <text:span text:style-name="T5">(</text:span>可用來驗證 <text:span text:style-name="T3">CUDA 是否安裝成功</text:span><text:span text:style-name="T5">)</text:span></text:p>
                </text:list-item>
              </text:list>
            </text:list-item>
          </text:list>
        </text:list-item>
        <text:list-item>
          <text:p text:style-name="P3">首先刪除所有可能會干擾<text:span text:style-name="T3">Nvidia Development driver的舊driver。</text:span></text:p>
          <text:list>
            <text:list-item>
              <text:p text:style-name="P2">把舊<text:span text:style-name="T3">driver放進</text:span>kernel modules的黑名單中:</text:p>
              <text:p text:style-name="P6">Code:</text:p>
              <text:p text:style-name="P1">sudo gedit /etc/modprobe.d/blacklist.conf</text:p>
              <text:p text:style-name="P7">在檔案中加入下列項目: </text:p>
              <text:p text:style-name="P6">Code:</text:p>
              <text:p text:style-name="P1">blacklist vga16fb</text:p>
              <text:p text:style-name="P1">blacklist nouveau</text:p>
              <text:p text:style-name="P1">blacklist rivafb</text:p>
              <text:p text:style-name="P1">blacklist nvidiafb</text:p>
              <text:p text:style-name="P1">blacklist rivatv</text:p>
              <text:p text:style-name="P7"><text:span text:style-name="T4">Save 然後關掉編輯器</text:span></text:p>
            </text:list-item>
            <text:list-item>
              <text:p text:style-name="P2">移除現有的 Nvidia drivers:</text:p>
              <text:p text:style-name="P6">Code:</text:p>
              <text:p text:style-name="P1">sudo apt-get --purge remove nvidia-*</text:p>
            </text:list-item>
          </text:list>
        </text:list-item>
        <text:list-item>
          <text:p text:style-name="P11"><text:span text:style-name="T4">重新開機</text:span></text:p>
        </text:list-item>
        <text:list-item>
          <text:p text:style-name="P4">如果重開機後有圖形介面請按 <text:span text:style-name="T4">Ctrl + Alt + F5，再登入文字介面，再執行下面指令。不然請直接登入文字介面。</text:span>:</text:p>
          <text:p text:style-name="P6">Code:</text:p>
          <text:p text:style-name="P1">sudo service gdm stop</text:p>
        </text:list-item>
        <text:list-item>
          <text:p text:style-name="P7"><text:span text:style-name="T4">安裝 nvidia 的 Cude Development Driver</text:span>:</text:p>
          <text:list>
            <text:list-item>
              <text:p text:style-name="P2">前往之前下載 Nvidia 檔案的目錄下執行:</text:p>
              <text:p text:style-name="P6">Code:</text:p>
              <text:p text:style-name="P1">sudo devdriver_3.2_linux_64_260.24.run</text:p>
              <text:list>
                <text:list-item>
                  <text:p text:style-name="P11">Accept the license agreement.</text:p>
                </text:list-item>
                <text:list-item>
                  <text:p text:style-name="P2"><text:span text:style-name="T2">Install NVIDIA's 32-bit compatibility OpenGL libraries?</text:span><text:line-break/>Answer 'Yes' </text:p>
                </text:list-item>
                <text:list-item>
                  <text:p text:style-name="P2"><text:span text:style-name="T2">Would you like to run the nvidia-xconfig utility to automatically update your X configuration file so that the NVIDIA X driver will be used when you restart X?</text:span><text:line-break/>Answer 'Yes'.</text:p>
                </text:list-item>
              </text:list>
            </text:list-item>
          </text:list>
        </text:list-item>
        <text:list-item>
          <text:p text:style-name="P4"><text:span text:style-name="T4">Driver安裝完成後，可以重新開機，或是輸入sudo service gdm start確定安裝成功。接著安裝</text:span>CUDA <text:span text:style-name="T4">Toolkit</text:span>:</text:p>
          <text:list>
            <text:list-item>
              <text:p text:style-name="P4">前往之前下載 Nvidia 檔案的目錄下執行:</text:p>
              <text:p text:style-name="P6">Code:</text:p>
              <text:p text:style-name="P1">sudo cudatoolkit_3.2.9_linux_64_ubuntu10.04.run</text:p>
              <text:list>
                <text:list-item>
                  <text:p text:style-name="P7"><text:span text:style-name="T2">Enter install path (default /usr/local/cuda, '/cuda' will be appended):</text:span><text:line-break/>直接安<text:span text:style-name="T4">Enter接受預設路徑，不然就另設路徑。以下步驟以預設路徑解說</text:span></text:p>
                </text:list-item>
              </text:list>
            </text:list-item>
          </text:list>
        </text:list-item>
        <text:list-item>
          <text:p text:style-name="P2"><text:soft-page-break/><text:span text:style-name="T4">設定</text:span> environment variables:</text:p>
          <text:list>
            <text:list-item>
              <text:p text:style-name="P2">設定 PATH:</text:p>
              <text:p text:style-name="P6">Code:</text:p>
              <text:p text:style-name="P1">sudo gedit /etc/environment</text:p>
              <text:p text:style-name="P7">把CUDA binaries 加入預設路<text:span text:style-name="T4">徑，將下面這行</text:span></text:p>
              <text:p text:style-name="P6">Code:</text:p>
              <text:p text:style-name="P1">PATH="/usr/local/sbin:/usr/local/bin:/usr/sbin:/usr/bin:/sbin:/bin:/usr/games"</text:p>
              <text:p text:style-name="P7">改成以下這行<text:span text:style-name="T4">(只是在原本那行最後加上 /usr/local/cuda/bin)</text:span></text:p>
              <text:p text:style-name="P6">Code:</text:p>
              <text:p text:style-name="P1">PATH="/usr/local/sbin:/usr/local/bin:/usr/sbin:/usr/bin:/sbin:/bin:/usr/games:/usr/local/cuda/bin"</text:p>
              <text:p text:style-name="P8"><text:span text:style-name="T4">Save 然後離開編輯器</text:span></text:p>
            </text:list-item>
            <text:list-item>
              <text:p text:style-name="P2">更新設定好的 PATH :</text:p>
              <text:p text:style-name="P6">Code:</text:p>
              <text:p text:style-name="P1">source /etc/environment</text:p>
            </text:list-item>
            <text:list-item>
              <text:p text:style-name="P9">設定 LD_LIBRARY_PATH:</text:p>
              <text:p text:style-name="P6">Code:</text:p>
              <text:p text:style-name="P1">sudo gedit /etc/ld.so.conf.d/cuda.conf (可能是創建新檔).</text:p>
              <text:p text:style-name="P7">貼入下列兩項目: </text:p>
              <text:p text:style-name="P6">Code:</text:p>
              <text:p text:style-name="P1">/usr/local/cuda/lib64</text:p>
              <text:p text:style-name="P1"><text:s text:c="3"/>/usr/local/cuda/lib</text:p>
              <text:p text:style-name="P9"><text:span text:style-name="T4">Save 然後離開編輯器</text:span></text:p>
            </text:list-item>
            <text:list-item>
              <text:p text:style-name="P2">更路設定好的 LD_LIBRARY_PATH:</text:p>
              <text:p text:style-name="P6">Code:</text:p>
              <text:p text:style-name="P1">sudo ldconfig</text:p>
            </text:list-item>
          </text:list>
        </text:list-item>
        <text:list-item>
          <text:p text:style-name="P7">CUDA 應該也裝好了。接著可安裝 "GPU Computing SDK" <text:span text:style-name="T5">， 並編譯內附的例子來檢測 CUDA 是否安裝成功</text:span>:</text:p>
          <text:list>
            <text:list-item>
              <text:p text:style-name="P5">前往之前下載 Nvidia 檔案的目錄下執行:</text:p>
              <text:p text:style-name="P6">Code:</text:p>
              <text:p text:style-name="P1">gpucomputingsdk_3.2_linux.run</text:p>
              <text:list>
                <text:list-item>
                  <text:p text:style-name="P9"><text:span text:style-name="T2">Enter install path (default ~/NVIDIA_GPU_Computing_SDK):</text:span><text:line-break/>直接安<text:span text:style-name="T4">Enter接受預設路徑，不然就另設路徑。以下步驟以預設路徑解說</text:span></text:p>
                </text:list-item>
                <text:list-item>
                  <text:p text:style-name="P2"><text:span text:style-name="T2">Located CUDA at /usr/local/cuda<text:line-break/>If this is correct, choose the default below.<text:line-break/>If it is not correct, enter the correct path to CUDA</text:span><text:line-break/>直接按 <text:span text:style-name="T5">Enter</text:span></text:p>
                </text:list-item>
              </text:list>
            </text:list-item>
            <text:list-item>
              <text:p text:style-name="P2">安裝 compiler:</text:p>
              <text:p text:style-name="P6">Code:</text:p>
              <text:p text:style-name="P1">sudo apt-get install g++</text:p>
              <text:list>
                <text:list-item>
                  <text:p text:style-name="P7"><text:span text:style-name="T2">Do you want to continue [Y/n]?</text:span><text:line-break/>輸入 <text:span text:style-name="T5">Y</text:span></text:p>
                </text:list-item>
              </text:list>
            </text:list-item>
            <text:list-item>
              <text:p text:style-name="P5">修正失效的 libGL.so連結 (<text:a xlink:type="simple" xlink:href="http://ubuntuforums.org/showthread.php?t=409438">http://ubuntuforums.org/showthread.php?t=409438</text:a>):</text:p>
              <text:p text:style-name="P2"><text:soft-page-break/><text:span text:style-name="T5">請將下面</text:span>xxxxxx部份改成ls -l結果中<text:span text:style-name="T5">libGL.so的真實檔名</text:span></text:p>
              <text:p text:style-name="P6">Code:</text:p>
              <text:p text:style-name="P1">sudo rm /usr/lib/libGL.so</text:p>
              <text:p text:style-name="P1">ls -l /usr/lib/libGL.so*</text:p>
              <text:p text:style-name="P1">sudo ln -s /usr/lib/libGL.so.xxxxxx /usr/lib/libGL.so</text:p>
            </text:list-item>
            <text:list-item>
              <text:p text:style-name="P7">為libXmu.so 建立連結:</text:p>
              <text:p text:style-name="P6">Code:</text:p>
              <text:p text:style-name="P1">sudo ln -s /usr/lib/libXmu.so.6 /usr/lib/libXmu.so</text:p>
            </text:list-item>
            <text:list-item>
              <text:p text:style-name="P7">安裝編譯 <text:span text:style-name="T5">CUDA 程式時所需要的libraries</text:span>:</text:p>
              <text:p text:style-name="P6">Code:</text:p>
              <text:p text:style-name="P1">sudo apt-get install freeglut3-dev libxi-dev</text:p>
              <text:list>
                <text:list-item>
                  <text:p text:style-name="P9"><text:span text:style-name="T2">Do you want to continue [Y/n]?</text:span><text:line-break/>輸入 <text:span text:style-name="T5">Y</text:span></text:p>
                </text:list-item>
              </text:list>
            </text:list-item>
            <text:list-item>
              <text:p text:style-name="P2">前往 GPU Computing SDK 的檔案夾:</text:p>
              <text:p text:style-name="P6">Code:</text:p>
              <text:p text:style-name="P1">cd ~/NVIDIA_GPU_Computing_SDK/C</text:p>
            </text:list-item>
            <text:list-item>
              <text:p text:style-name="P7">編譯範例:</text:p>
              <text:p text:style-name="P6">Code:</text:p>
              <text:p text:style-name="P1">make</text:p>
            </text:list-item>
          </text:list>
        </text:list-item>
        <text:list-item>
          <text:p text:style-name="P10">編譯完成的範例位於:<text:line-break/> ~/NVIDIA_GPU_Computing_SDK/C/bin/linux/release/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sioux </meta:initial-creator>
    <meta:creation-date>2011-05-06T15:46:11</meta:creation-date>
    <dc:date>2011-05-07T14:18:35</dc:date>
    <dc:creator>hansioux </dc:creator>
    <meta:editing-duration>PT01H09M23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3" meta:paragraph-count="93" meta:word-count="579" meta:character-count="2887"/>
  </office:meta>
</office:document-meta>
</file>